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light,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h hoffe smith hilft mir! Das waren zwei mordversuche in zwei monaten. Ein Mordversuch pro monat. War das zufall? Oder werde ich verfolgt? Vielleicht ist es aber auch ein maulwurf bei der CIA... ich denke ich sollte </text:p>
      <text:p text:style-name="Standard"/>
      <text:p text:style-name="Standard">-Smith sagen dass ich nach NY zurückfliegen werde 1</text:p>
      <text:p text:style-name="Standard">-Noch hier im land verweilen und weitere nachforschungen anstellen 2</text:p>
      <text:p text:style-name="Standard"/>
      <text:p text:style-name="Standard">1 ich bin jetz vor dem flughafen, plötzlich kommt ein mann mit Anzug, er zeigt mir sein CIA Badge, und signalisiert mir mitzukommen. Was wird das denn jetzt? Ich folge ihm bis in ein Appartment im vierten stock, er öffnet die türe und stichtnur wenige zentimeter an meiner Schulter vorbei.ich nehme meine pistole und...</text:p>
      <text:p text:style-name="Standard">-betäube ihn mit einem Schuss 1</text:p>
      <text:p text:style-name="Standard">-schlage ihm mit dem griff in die Schläfe 3</text:p>
      <text:p text:style-name="Standard"/>
      <text:p text:style-name="Standard">1 ich durchsuche seine taschen und finde einen Diplomatenpass und unterschriebenen brief von smith, der ihm sagt er soll mich ausschalten und nachher zu sergej gehen.</text:p>
      <text:p text:style-name="Standard"/>
      <text:p text:style-name="Standard">2 Er schlägt mich noch einmal in den bauch und springt durchs fenster auf die Strasse. Mist, jetz kann ich es vergessen ihn zu durchsuchen.</text:p>
      <text:p text:style-name="Standard"/>
      <text:p text:style-name="Standard">(kommt auf jeden fall)Ich sollte auf jeden Fall mal diesen herr Lyadov mal besuchen gehen, sein name taucht in letzter zeit verdächtig häufig auf...</text:p>
      <text:p text:style-name="Standard"/>
      <text:p text:style-name="Standard">ich klingel an seiner türe, halte ihm die pistole an die schläfe und frage ihn was er mit walter bedell smith zu hat. Er sagt er weiss nichts von einem walter, und</text:p>
      <text:p text:style-name="Standard"/>
      <text:p text:style-name="Standard">-ich drücke ab1</text:p>
      <text:p text:style-name="Standard">-ich lasse ihn los. 2</text:p>
      <text:p text:style-name="Standard"/>
      <text:list xml:id="list7390150333892981958" text:style-name="L1">
        <text:list-item>
          <text:p text:style-name="P1">Selbst ein narkosepfeil ist tödlich, wenn er von so nahe gefeuert wird. Ich gehe weg und mache mich auf den Weg nach NY. Zum glück habe ich sein handy eingesteckt. Ich schreibe Smith eine SMS von Lyadovs handy, er soll um 22 uhr ins East side parkhaus kommen, lyadov möchte angeblich verhandeln... bei ending.odt weiter.</text:p>
        </text:list-item>
        <text:list-item>
          <text:p text:style-name="P1"><text:s/>Ein plötliches schwindelgefühl überkommt mich... ich wache bei sergej auf der couch auf, er fragt mich ob es mir gut geht.ich antworte dass ich mich wohl fühle obwohl ich den lauf an meinem kopf spüre. Ich drehe mich um, und höre einen lauten knall...</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light,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ander Zumbrunn</meta:initial-creator>
    <meta:creation-date>2017-10-28T17:18:03</meta:creation-date>
    <meta:document-statistic meta:table-count="0" meta:image-count="0" meta:object-count="0" meta:page-count="1" meta:paragraph-count="14" meta:word-count="341" meta:character-count="1957"/>
    <dc:date>2017-10-28T21:05:45</dc:date>
    <dc:creator>Alexander Zumbrunn</dc:creator>
    <meta:editing-duration>PT6M33S</meta:editing-duration>
    <meta:editing-cycles>1</meta:editing-cycles>
    <meta:generator>OpenOffice/4.1.1$Unix OpenOffice.org_project/411m6$Build-9775</meta:generator>
  </office:meta>
</office:document-meta>
</file>